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start-marg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ircle text:anchor-type="paragraph" draw:z-index="0" draw:style-name="gr1" draw:text-style-name="P1" svg:width="0.5cm" svg:height="0.5cm" svg:x="0cm" svg:y="0cm"><text:p/></draw:circ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6-03T17:23:57</dc:date>
    <meta:editing-duration>PT4M58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